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1">
      <style:text-properties fo:font-weight="bold" style:font-weight-asian="bold" style:font-weight-complex="bold"/>
    </style:style>
    <style:style style:name="P8" style:family="paragraph" style:parent-style-name="Standard" style:list-style-name="L1">
      <style:text-properties fo:font-weight="normal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text-properties style:text-underline-style="none" fo:font-weight="bold" style:font-weight-asian="bold" style:font-weight-complex="bold"/>
    </style:style>
    <style:style style:name="P12" style:family="paragraph" style:parent-style-name="Standard" style:list-style-name="L4">
      <style:text-properties style:text-underline-style="none" fo:font-weight="bold" style:font-weight-asian="bold" style:font-weight-complex="bold"/>
    </style:style>
    <style:style style:name="P13" style:family="paragraph" style:parent-style-name="Standard" style:list-style-name="L5">
      <style:text-properties style:text-underline-style="none" fo:font-weight="bold" style:font-weight-asian="bold" style:font-weight-complex="bold"/>
    </style:style>
    <style:style style:name="P14" style:family="paragraph" style:parent-style-name="Standard" style:list-style-name="L3">
      <style:text-properties style:text-underline-style="none" fo:font-weight="normal" style:font-weight-asian="normal" style:font-weight-complex="normal"/>
    </style:style>
    <style:style style:name="P15" style:family="paragraph" style:parent-style-name="Standard" style:list-style-name="L4">
      <style:text-properties style:text-underline-style="none" fo:font-weight="normal" style:font-weight-asian="normal" style:font-weight-complex="normal"/>
    </style:style>
    <style:style style:name="P16" style:family="paragraph" style:parent-style-name="Standard" style:list-style-name="L5">
      <style:text-properties style:text-underline-style="none" fo:font-weight="normal" style:font-weight-asian="normal" style:font-weight-complex="normal"/>
    </style:style>
    <style:style style:name="P17" style:family="paragraph" style:parent-style-name="Standard" style:list-style-name="L3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8" style:family="paragraph" style:parent-style-name="Standard" style:list-style-name="L4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9" style:family="paragraph" style:parent-style-name="Standard" style:list-style-name="L4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20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Standard" style:list-style-name="L3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2" style:family="paragraph" style:parent-style-name="Standard" style:list-style-name="L4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L3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4" style:family="paragraph" style:parent-style-name="Standard" style:list-style-name="L4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5" style:family="paragraph" style:parent-style-name="Standard" style:list-style-name="L4">
      <style:text-properties style:text-underline-style="solid" style:text-underline-width="auto" style:text-underline-color="font-color"/>
    </style:style>
    <style:style style:name="P26" style:family="paragraph" style:parent-style-name="Standard" style:list-style-name="L5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EATURES</text:p>
      <text:p text:style-name="P5"/>
      <text:p text:style-name="P3">WOOD ELF (189)</text:p>
      <text:p text:style-name="Standard"/>
      <text:list xml:id="list2548327726467177491" text:style-name="L1">
        <text:list-item>
          <text:p text:style-name="P7">Darkvision<text:span text:style-name="T6"> Range 60 ft.</text:span></text:p>
        </text:list-item>
        <text:list-item>
          <text:p text:style-name="P7">Fey Ancestry (190)<text:span text:style-name="T6">: Advantage against Charmed</text:span></text:p>
        </text:list-item>
        <text:list-item>
          <text:p text:style-name="P7">Keen Senses (190)<text:span text:style-name="T6">: Proficiency in Perception</text:span></text:p>
        </text:list-item>
        <text:list-item>
          <text:p text:style-name="P7">Trance<text:span text:style-name="T6"> </text:span>(190)</text:p>
          <text:list>
            <text:list-item>
              <text:p text:style-name="P8">Long Rest = 4hrs. If in trancelike meditation (retain consciousness)</text:p>
            </text:list-item>
            <text:list-item>
              <text:p text:style-name="P8">Don't need sleep</text:p>
            </text:list-item>
            <text:list-item>
              <text:p text:style-name="P8">Magic can't put you to sleep</text:p>
            </text:list-item>
          </text:list>
        </text:list-item>
        <text:list-item>
          <text:p text:style-name="P7">Elven Lineage: Wood Elf (190)</text:p>
          <text:list>
            <text:list-item>
              <text:p text:style-name="P8">Speed increases to 35ft.</text:p>
            </text:list-item>
            <text:list-item>
              <text:p text:style-name="P8">Spells (Wisdom)</text:p>
              <text:list>
                <text:list-item>
                  <text:p text:style-name="P8">Always prepared</text:p>
                </text:list-item>
                <text:list-item>
                  <text:p text:style-name="P8">Cast w/o spell slot once per Long Rest</text:p>
                  <text:list>
                    <text:list-item>
                      <text:p text:style-name="P20">Druidcraft, Longstrider</text:p>
                    </text:list-item>
                    <text:list-item>
                      <text:p text:style-name="P8">(<text:span text:style-name="T2">L5: Pass Without a Trace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P3">GUIDE (181)</text:p>
      <text:p text:style-name="Standard"/>
      <text:list xml:id="list5394758515169100624" text:style-name="L2">
        <text:list-item>
          <text:p text:style-name="P9">Magic Initiate<text:span text:style-name="T6"> </text:span>(201)</text:p>
          <text:list>
            <text:list-item>
              <text:p text:style-name="P10"><text:s/><text:span text:style-name="T2">+2 Cantrips</text:span> from Druid List</text:p>
              <text:list>
                <text:list-item>
                  <text:p text:style-name="P10">Ability: Wisdom</text:p>
                </text:list-item>
                <text:list-item>
                  <text:p text:style-name="P10">Thunderclap, Produce Flame</text:p>
                </text:list-item>
              </text:list>
            </text:list-item>
            <text:list-item>
              <text:p text:style-name="P10"><text:span text:style-name="T2">+1 Level 1 Spell</text:span> from Druid List</text:p>
              <text:list>
                <text:list-item>
                  <text:p text:style-name="P10">Always prepared</text:p>
                </text:list-item>
                <text:list-item>
                  <text:p text:style-name="P10">Can cast w/o spell slot once per Long Rest</text:p>
                </text:list-item>
              </text:list>
            </text:list-item>
            <text:list-item>
              <text:p text:style-name="P10">Whenever you gain a level, you can replace the spell chosen for this feat with another from the same list</text:p>
            </text:list-item>
            <text:list-item>
              <text:p text:style-name="P10">You can take this feat more than once, but most choose a different spell list each time</text:p>
            </text:list-item>
          </text:list>
        </text:list-item>
      </text:list>
      <text:p text:style-name="P2"/>
      <text:p text:style-name="P3">DRUID (79)</text:p>
      <text:p text:style-name="Standard"/>
      <text:p text:style-name="P1">Level 1 (79)</text:p>
      <text:p text:style-name="P1"/>
      <text:list xml:id="list3316906024466555430" text:style-name="L3">
        <text:list-item>
          <text:p text:style-name="P11">Spellcasting<text:span text:style-name="T6"> </text:span>(79)</text:p>
          <text:list>
            <text:list-item>
              <text:p text:style-name="P14"><text:span text:style-name="T9">+2 Druid Cantrips: </text:span>Starry Wisp, Thunderclap</text:p>
            </text:list-item>
            <text:list-item>
              <text:p text:style-name="P11">Ability<text:span text:style-name="T6">: Wisdom</text:span></text:p>
            </text:list-item>
            <text:list-item>
              <text:p text:style-name="P11">Focus<text:span text:style-name="T6">: Druidic Focus</text:span></text:p>
            </text:list-item>
            <text:list-item>
              <text:p text:style-name="P11">Spell Slots<text:span text:style-name="T6">: Increase w/Level, replenish after Long Rest</text:span></text:p>
            </text:list-item>
            <text:list-item>
              <text:p text:style-name="P11">Changing Spells: <text:span text:style-name="T6">After a long rest, change spells for any on Druid list</text:span></text:p>
            </text:list-item>
          </text:list>
        </text:list-item>
        <text:list-item>
          <text:p text:style-name="P11">Druidic<text:span text:style-name="T6"> </text:span>(80)</text:p>
          <text:list>
            <text:list-item>
              <text:p text:style-name="P14">You know Druidic</text:p>
            </text:list-item>
            <text:list-item>
              <text:p text:style-name="P17">Speak With Animals<text:span text:style-name="T3"> always prepared</text:span></text:p>
            </text:list-item>
            <text:list-item>
              <text:p text:style-name="P21"><text:soft-page-break/>Leave hidden messages</text:p>
              <text:list>
                <text:list-item>
                  <text:p text:style-name="P21">You and others who know Druidic automatically see them</text:p>
                </text:list-item>
                <text:list-item>
                  <text:p text:style-name="P21">Others require DC15 Intelligence to spot, but require magic to read</text:p>
                </text:list-item>
              </text:list>
            </text:list-item>
          </text:list>
        </text:list-item>
        <text:list-item>
          <text:p text:style-name="P23">Primal Order (80)</text:p>
          <text:list>
            <text:list-item>
              <text:p text:style-name="P23">Magician</text:p>
              <text:list>
                <text:list-item>
                  <text:p text:style-name="P23">+1 Druid Cantrip: <text:span text:style-name="T6">Produce Flame</text:span></text:p>
                </text:list-item>
                <text:list-item>
                  <text:p text:style-name="P21">Add Wisdom Modifier to Nature checks</text:p>
                </text:list-item>
              </text:list>
            </text:list-item>
          </text:list>
        </text:list-item>
      </text:list>
      <text:p text:style-name="Standard"/>
      <text:p text:style-name="P1">Level 2 (80)</text:p>
      <text:p text:style-name="P1"/>
      <text:list xml:id="list8189199338488809792" text:style-name="L4">
        <text:list-item>
          <text:p text:style-name="P12">Wild Shape<text:span text:style-name="T6"> (</text:span>80-81)</text:p>
          <text:list>
            <text:list-item>
              <text:p text:style-name="P12">Beast Forms<text:span text:style-name="T6">: Riding Horse, Spider, Dire Wolf, Octopus</text:span></text:p>
              <text:list>
                <text:list-item>
                  <text:list>
                    <text:list-item>
                      <text:p text:style-name="P15">Can replace one after a Long Rest</text:p>
                    </text:list-item>
                  </text:list>
                </text:list-item>
              </text:list>
            </text:list-item>
            <text:list-item>
              <text:p text:style-name="P12">Bonus Action:<text:span text:style-name="T6"> Shape-Shift into a Beast form</text:span></text:p>
              <text:list>
                <text:list-header>
                  <text:p text:style-name="P12"><text:span text:style-name="T1">Duration</text:span><text:span text:style-name="T4">: Hours = Half Druid Level || Use Wild Shape again || Bonus Action: leave form || Incapacitated or dead</text:span></text:p>
                </text:list-header>
              </text:list>
            </text:list-item>
            <text:list-item>
              <text:p text:style-name="P19"><text:span text:style-name="T6">Uses</text:span><text:span text:style-name="T4"> = 2 (increases with level)</text:span></text:p>
              <text:list>
                <text:list-item>
                  <text:p text:style-name="P22">Regain 1/All per Short/Long rest</text:p>
                </text:list-item>
              </text:list>
            </text:list-item>
            <text:list-item>
              <text:p text:style-name="P24">Rules</text:p>
              <text:list>
                <text:list-item>
                  <text:p text:style-name="P22">Retain personality, memory, and ability to speak</text:p>
                </text:list-item>
                <text:list-item>
                  <text:p text:style-name="P19"><text:span text:style-name="T3">Temp HP</text:span><text:span text:style-name="T4">: Gain equal to 3 x Druid Level (Circle of the Moon, Circle Forms)</text:span></text:p>
                </text:list-item>
                <text:list-item>
                  <text:p text:style-name="P19"><text:span text:style-name="T3">Spellcasting</text:span><text:span text:style-name="T4">: Can't cast unless Circle Spell, but concentration and existing spells remain</text:span></text:p>
                </text:list-item>
                <text:list-item>
                  <text:p text:style-name="P24">Game Stats</text:p>
                  <text:list>
                    <text:list-item>
                      <text:p text:style-name="P22">Gain</text:p>
                      <text:list>
                        <text:list-item>
                          <text:p text:style-name="P22">Stat block</text:p>
                        </text:list-item>
                        <text:list-item>
                          <text:p text:style-name="P22">Proficiencies</text:p>
                        </text:list-item>
                        <text:list-item>
                          <text:p text:style-name="P22">Skill/Saving Modifiers that are higher than yours</text:p>
                        </text:list-item>
                      </text:list>
                    </text:list-item>
                    <text:list-item>
                      <text:p text:style-name="P22">Keep</text:p>
                      <text:list>
                        <text:list-item>
                          <text:p text:style-name="P22">Creature type, </text:p>
                        </text:list-item>
                        <text:list-item>
                          <text:p text:style-name="P22">HP and Dice</text:p>
                        </text:list-item>
                        <text:list-item>
                          <text:p text:style-name="P22">Int. Wis. Cha. Scores</text:p>
                        </text:list-item>
                        <text:list-item>
                          <text:p text:style-name="P22">Class features, languages, feats</text:p>
                        </text:list-item>
                        <text:list-item>
                          <text:p text:style-name="P22">Proficiences: Skill, Saving Throw, Proficiency Bonus</text:p>
                        </text:list-item>
                      </text:list>
                    </text:list-item>
                  </text:list>
                </text:list-item>
                <text:list-item>
                  <text:p text:style-name="P24">Objects</text:p>
                  <text:list>
                    <text:list-item>
                      <text:p text:style-name="P22">Interaction determined by form's limbs</text:p>
                    </text:list-item>
                    <text:list-item>
                      <text:p text:style-name="P22">Equipment falls, merges, or is worn</text:p>
                      <text:list>
                        <text:list-item>
                          <text:p text:style-name="P22">Doesn't changes shape, so merges or falls if can't be worn by new form</text:p>
                        </text:list-item>
                        <text:list-item>
                          <text:p text:style-name="P22">If worn functions as normal</text:p>
                        </text:list-item>
                        <text:list-item>
                          <text:p text:style-name="P22">If merged has no effec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9"><text:span text:style-name="T3">Wild Companion</text:span><text:span text:style-name="T4"> </text:span><text:span text:style-name="T3">(81)</text:span></text:p>
          <text:list>
            <text:list-item>
              <text:p text:style-name="P18"><text:span text:style-name="T5">Magic Action:</text:span><text:span text:style-name="T3"> Expend spell slot or use of Wild Shape to cast </text:span>Find Familiar<text:span text:style-name="T3"> without Material components</text:span></text:p>
              <text:list>
                <text:list-item>
                  <text:p text:style-name="P22">familiar disappears after a Long Rest</text:p>
                </text:list-item>
              </text:list>
            </text:list-item>
          </text:list>
          <text:p text:style-name="P25"/>
        </text:list-item>
      </text:list>
      <text:p text:style-name="P4">Level 3 (81)</text:p>
      <text:p text:style-name="P6"/>
      <text:list xml:id="list6043952435426313807" text:style-name="L5">
        <text:list-item>
          <text:p text:style-name="P26"><text:soft-page-break/><text:span text:style-name="T7">Circle of the Moon</text:span><text:span text:style-name="T8"> </text:span><text:span text:style-name="T7">(86)</text:span></text:p>
          <text:list>
            <text:list-item>
              <text:p text:style-name="P13">Circle Forms</text:p>
              <text:list>
                <text:list-item>
                  <text:p text:style-name="P13">CR:<text:span text:style-name="T6"> Max CR for Forms = Druid Level / 3</text:span></text:p>
                </text:list-item>
                <text:list-item>
                  <text:p text:style-name="P13">AC<text:span text:style-name="T6">: 13 + Wis. while in Form (only if higher than Beast's)</text:span></text:p>
                </text:list-item>
                <text:list-item>
                  <text:p text:style-name="P13">Temp HP<text:span text:style-name="T6">: += 3 x Druid Level</text:span></text:p>
                </text:list-item>
              </text:list>
            </text:list-item>
            <text:list-item>
              <text:p text:style-name="P13">Spells</text:p>
              <text:list>
                <text:list-item>
                  <text:p text:style-name="P16">Always prepared, can cast in Wild Shape:</text:p>
                  <text:list>
                    <text:list-item>
                      <text:p text:style-name="P16">Cure Wounds, Moonbeam, Starry Wisp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Paroczai</meta:initial-creator>
    <meta:creation-date>2025-06-23T18:50:57.90</meta:creation-date>
    <meta:generator>OpenOffice/4.1.15$Win32 OpenOffice.org_project/4115m2$Build-9813</meta:generator>
    <dc:date>2025-07-05T12:56:49.26</dc:date>
    <dc:creator>Paul Paroczai</dc:creator>
    <meta:editing-duration>PT5H47M27S</meta:editing-duration>
    <meta:editing-cycles>30</meta:editing-cycles>
    <meta:document-statistic meta:table-count="0" meta:image-count="0" meta:object-count="0" meta:page-count="3" meta:paragraph-count="85" meta:word-count="545" meta:character-count="2804"/>
  </office:meta>
</office:document-meta>
</file>